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gma solidity ^0.4.18;</text:p>
      <text:p text:style-name="Standard"/>
      <text:p text:style-name="Standard">contract Project{</text:p>
      <text:p text:style-name="Standard"><text:s text:c="4"/></text:p>
      <text:p text:style-name="Standard"><text:s text:c="4"/>struct User {</text:p>
      <text:p text:style-name="Standard"><text:s text:c="4"/>string name;</text:p>
      <text:p text:style-name="Standard"><text:s text:c="4"/>string password;</text:p>
      <text:p text:style-name="Standard"><text:s text:c="4"/>string accountType;</text:p>
      <text:p text:style-name="Standard"><text:s text:c="4"/>// other stuff</text:p>
      <text:p text:style-name="Standard"/>
      <text:p text:style-name="Standard"><text:s text:c="4"/>bool set; // This boolean is used to differentiate between unset and zero struct values</text:p>
      <text:p text:style-name="Standard">}</text:p>
      <text:p text:style-name="Standard"/>
      <text:p text:style-name="Standard">mapping(address =&gt; User) public users;</text:p>
      <text:p text:style-name="Standard">address[] private addresses;</text:p>
      <text:p text:style-name="Standard"/>
      <text:p text:style-name="Standard">function createUser(address _userAddress, string _password, string _userName, string _accountType) public {</text:p>
      <text:p text:style-name="Standard"><text:s text:c="4"/></text:p>
      <text:p text:style-name="Standard"><text:s text:c="4"/>User storage user = users[_userAddress];</text:p>
      <text:p text:style-name="Standard"><text:s text:c="4"/>// Check that the user did not already exist:</text:p>
      <text:p text:style-name="Standard"><text:s text:c="4"/>addresses.push(_userAddress);</text:p>
      <text:p text:style-name="Standard"><text:s text:c="4"/>require(!user.set);</text:p>
      <text:p text:style-name="Standard"><text:s text:c="4"/>//Store the user</text:p>
      <text:p text:style-name="Standard"><text:s text:c="4"/>users[_userAddress] = User({</text:p>
      <text:p text:style-name="Standard"><text:s text:c="8"/>password: _password,</text:p>
      <text:p text:style-name="Standard"><text:s text:c="8"/>name: _userName,</text:p>
      <text:p text:style-name="Standard"><text:s text:c="8"/>accountType: _accountType,</text:p>
      <text:p text:style-name="Standard"><text:s text:c="8"/>set: true</text:p>
      <text:p text:style-name="Standard"><text:s text:c="4"/>});</text:p>
      <text:p text:style-name="Standard">}</text:p>
      <text:p text:style-name="Standard"/>
      <text:p text:style-name="Standard">mapping(uint256 =&gt; bytes32) public userDataHashes;</text:p>
      <text:p text:style-name="Standard"/>
      <text:p text:style-name="Standard">// function storeUserDataHash(uint256 _userId, bytes32 _dataHash) public {</text:p>
      <text:p text:style-name="Standard"><text:s text:c="4"/></text:p>
      <text:p text:style-name="Standard">// <text:s text:c="4"/>userDataHashes[_userId] = _dataHash;</text:p>
      <text:p text:style-name="Standard">// }</text:p>
      <text:p text:style-name="Standard"><text:s text:c="3"/></text:p>
      <text:p text:style-name="Standard">function getUserCount() public view returns(uint count){</text:p>
      <text:p text:style-name="Standard"><text:s/></text:p>
      <text:p text:style-name="Standard"><text:s/>return addresses.length;</text:p>
      <text:p text:style-name="Standard"><text:s text:c="4"/></text:p>
      <text:p text:style-name="Standard">}</text:p>
      <text:p text:style-name="Standard"><text:s text:c="4"/></text:p>
      <text:p text:style-name="Standard"><text:s text:c="4"/>event LoginAttempt(address sender, string password);</text:p>
      <text:p text:style-name="Standard"><text:s text:c="4"/></text:p>
      <text:p text:style-name="Standard">function login(address _userAddress, string _password) public{</text:p>
      <text:p text:style-name="Standard"><text:s text:c="2"/>require(_password == _password);</text:p>
      <text:p text:style-name="Standard"><text:s text:c="2"/>User storage user = users[_userAddress];</text:p>
      <text:p text:style-name="Standard"><text:s text:c="4"/>require(user.set);</text:p>
      <text:p text:style-name="Standard"><text:s text:c="4"/>LoginAttempt(_userAddress, _password);</text:p>
      <text:p text:style-name="Standard"><text:soft-page-break/><text:s text:c="4"/></text:p>
      <text:p text:style-name="Standard"><text:s text:c="4"/></text:p>
      <text:p text:style-name="Standard">}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7:01:43.417557073</meta:creation-date>
    <dc:date>2019-07-17T17:02:55.789879082</dc:date>
    <meta:editing-duration>PT1M13S</meta:editing-duration>
    <meta:editing-cycles>1</meta:editing-cycles>
    <meta:document-statistic meta:table-count="0" meta:image-count="0" meta:object-count="0" meta:page-count="2" meta:paragraph-count="50" meta:word-count="136" meta:character-count="1265" meta:non-whitespace-character-count="1023"/>
    <meta:generator>LibreOffice/6.0.7.3$Linux_X86_64 LibreOffice_project/00m0$Build-3</meta:generator>
  </office:meta>
</office:document-meta>
</file>